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72020" officeooo:paragraph-rsid="0008502d"/>
    </style:style>
    <style:style style:name="P2" style:family="paragraph" style:parent-style-name="Preformatted_20_Text">
      <style:text-properties officeooo:rsid="000ec60f" officeooo:paragraph-rsid="0008502d"/>
    </style:style>
    <style:style style:name="P3" style:family="paragraph" style:parent-style-name="Preformatted_20_Text">
      <style:text-properties officeooo:rsid="000fc704" officeooo:paragraph-rsid="0008502d"/>
    </style:style>
    <style:style style:name="P4" style:family="paragraph" style:parent-style-name="Preformatted_20_Text">
      <style:text-properties officeooo:rsid="0012150b" officeooo:paragraph-rsid="0008502d"/>
    </style:style>
    <style:style style:name="P5" style:family="paragraph" style:parent-style-name="Preformatted_20_Text">
      <style:text-properties officeooo:rsid="00140684" officeooo:paragraph-rsid="0008502d"/>
    </style:style>
    <style:style style:name="P6" style:family="paragraph" style:parent-style-name="Preformatted_20_Text">
      <style:text-properties officeooo:rsid="0015b8a0" officeooo:paragraph-rsid="0008502d"/>
    </style:style>
    <style:style style:name="P7" style:family="paragraph" style:parent-style-name="Preformatted_20_Text">
      <style:text-properties officeooo:paragraph-rsid="0008502d"/>
    </style:style>
    <style:style style:name="T1" style:family="text">
      <style:text-properties officeooo:rsid="0017eb93"/>
    </style:style>
    <style:style style:name="T2" style:family="text">
      <style:text-properties officeooo:rsid="00188295"/>
    </style:style>
    <style:style style:name="T3" style:family="text">
      <style:text-properties officeooo:rsid="0018fec1"/>
    </style:style>
    <style:style style:name="T4" style:family="text">
      <style:text-properties officeooo:rsid="000ec60f"/>
    </style:style>
    <style:style style:name="T5" style:family="text">
      <style:text-properties officeooo:rsid="000fc704"/>
    </style:style>
    <style:style style:name="T6" style:family="text">
      <style:text-properties officeooo:rsid="001122c2"/>
    </style:style>
    <style:style style:name="T7" style:family="text">
      <style:text-properties officeooo:rsid="0012150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eddy de Greef 10287302</text:p>
      <text:p text:style-name="P2"/>
      <text:p text:style-name="P2"/>
      <text:p text:style-name="P2">Maandag 10 Juni</text:p>
      <text:p text:style-name="P2">De eerste dag hebben wij de groep gevormd. We hebben uitgebreid gebrainstormd tot de pauze en hebben toen het onderwerp gekozen wat we nu hebben. </text:p>
      <text:p text:style-name="P2"/>
      <text:p text:style-name="P7"><text:span text:style-name="T4">Ik zou me bezighouden met het bluetooth peer-to-peer netwerk. </text:span><text:span text:style-name="T5">Hiervoor heb ik eerst grond bluetooth bestudeerd en ervoor gezorgd dat we wat basis instellingen voor bluetooth hadden geimplementeerd.</text:span></text:p>
      <text:p text:style-name="P3"/>
      <text:p text:style-name="P3">Dinsdag 11 Juni</text:p>
      <text:p text:style-name="P3"/>
      <text:p text:style-name="P7"><text:span text:style-name="T6">Deze dag heb ik me beziggehouden met ervoor zorgen dat </text:span><text:span text:style-name="T7">de gebruiker geen meldingen krijgt van de bluetooth. De waarneembaar worden meldingen hebben we erin gehouden, in verband met privacy.</text:span></text:p>
      <text:p text:style-name="P4"/>
      <text:p text:style-name="P4">Woensdag 12 Juni</text:p>
      <text:p text:style-name="P4"/>
      <text:p text:style-name="P4">Deze dag heb ik me beziggehouden met bluetooth connecties. Ik heb gekeken naar de mogelijkheden om devices te pairen of om een server client socket model te implementeren. Uiteindelijk hebben wij het server client model gekozen omdat het mogelijk is om de data te controleren.</text:p>
      <text:p text:style-name="P4"/>
      <text:p text:style-name="P5">Vrijdag 14 Juni</text:p>
      <text:p text:style-name="P5"/>
      <text:p text:style-name="P5">Deze dag heb ik me beziggehouden met bluetooth file transfer. Hoe de inputstream en outputstream met de socket werkt. Dit terwijl de bluetooth connectie nog niet werkte, wat eigenlijk geen logische beslissing was.</text:p>
      <text:p text:style-name="P5"/>
      <text:p text:style-name="P5">Maandag 16 Juni</text:p>
      <text:p text:style-name="P5"/>
      <text:p text:style-name="P6">Vandaag heb ik me beziggehouden met het werkend krijgen van de bluetooth connecties. Hierbij zijn de threads nu goed geimplementeerd.</text:p>
      <text:p text:style-name="P6"/>
      <text:p text:style-name="P6">Dinsdag 17 Juni</text:p>
      <text:p text:style-name="P6"/>
      <text:p text:style-name="P6">Vandaag heb ik me nog steeds beziggehouden met het werkend krijgen van de bluetooth connecties. Vastgelopen bij de accept van de client kant.</text:p>
      <text:p text:style-name="P6"/>
      <text:p text:style-name="P1">Woensdag 18 Juni</text:p>
      <text:p text:style-name="P1"/>
      <text:p text:style-name="P1"><text:span text:style-name="T1">Broadcastreceiver opnieuw geimplementeerd. </text:span><text:span text:style-name="T2">Na gevonden device wordt de main thread naar client.java gestuurd. </text:span><text:span text:style-name="T3">Loop tegen Service discovery failed a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1:35:30</meta:creation-date>
    <dc:date>2013-06-19T20:33:56</dc:date>
    <meta:editing-duration>P0D</meta:editing-duration>
    <meta:editing-cycles>2</meta:editing-cycles>
    <meta:generator>LibreOffice/3.6$Linux_X86_64 LibreOffice_project/360m1$Build-2</meta:generator>
    <dc:creator>Freddy </dc:creator>
    <meta:document-statistic meta:table-count="0" meta:image-count="0" meta:object-count="0" meta:page-count="1" meta:paragraph-count="16" meta:word-count="248" meta:character-count="1576" meta:non-whitespace-character-count="1343"/>
  </office:meta>
</office:document-meta>
</file>